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-baudios</text:p>
          </table:table-cell>
        </table:table-row>
        <table:table-row>
          <table:table-cell office:value-type="string">
            <text:p/>
          </table:table-cell>
          <table:table-cell office:value-type="string">
            <text:p>BD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2</text:p>
          </table:table-cell>
          <table:table-cell office:value-type="string">
            <text:p/>
          </table:table-cell>
          <table:table-cell office:value-type="string">
            <text:p>BD-0056</text:p>
          </table:table-cell>
          <table:table-cell office:value-type="string">
            <text:p/>
          </table:table-cell>
          <table:table-cell office:value-type="string">
            <text:p>hel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3</text:p>
          </table:table-cell>
          <table:table-cell office:value-type="string">
            <text:p/>
          </table:table-cell>
          <table:table-cell office:value-type="string">
            <text:p>BD-0057</text:p>
          </table:table-cell>
          <table:table-cell office:value-type="string">
            <text:p/>
          </table:table-cell>
          <table:table-cell office:value-type="string">
            <text:p>v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4</text:p>
          </table:table-cell>
          <table:table-cell office:value-type="string">
            <text:p/>
          </table:table-cell>
          <table:table-cell office:value-type="string">
            <text:p>BD-0058</text:p>
          </table:table-cell>
          <table:table-cell office:value-type="string">
            <text:p/>
          </table:table-cell>
          <table:table-cell office:value-type="string">
            <text:p>connec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2</text:p>
          </table:table-cell>
          <table:table-cell office:value-type="string">
            <text:p>BD-0059, BD-00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5</text:p>
          </table:table-cell>
          <table:table-cell office:value-type="string">
            <text:p/>
          </table:table-cell>
          <table:table-cell office:value-type="string">
            <text:p>BD-0059</text:p>
          </table:table-cell>
          <table:table-cell office:value-type="string">
            <text:p/>
          </table:table-cell>
          <table:table-cell office:value-type="string">
            <text:p>ud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>BD-0066, BD-00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6</text:p>
          </table:table-cell>
          <table:table-cell office:value-type="string">
            <text:p/>
          </table:table-cell>
          <table:table-cell office:value-type="string">
            <text:p>BD-0060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>BD-0063, BD-0061, BD-00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7</text:p>
          </table:table-cell>
          <table:table-cell office:value-type="string">
            <text:p/>
          </table:table-cell>
          <table:table-cell office:value-type="string">
            <text:p>BD-0061</text:p>
          </table:table-cell>
          <table:table-cell office:value-type="string">
            <text:p/>
          </table:table-cell>
          <table:table-cell office:value-type="string">
            <text:p>id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4</text:p>
          </table:table-cell>
          <table:table-cell office:value-type="string">
            <text:p>BD-00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8</text:p>
          </table:table-cell>
          <table:table-cell office:value-type="string">
            <text:p/>
          </table:table-cell>
          <table:table-cell office:value-type="string">
            <text:p>BD-006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127.0">
            <text:p>12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89</text:p>
          </table:table-cell>
          <table:table-cell office:value-type="string">
            <text:p/>
          </table:table-cell>
          <table:table-cell office:value-type="string">
            <text:p>BD-0063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5</text:p>
          </table:table-cell>
          <table:table-cell office:value-type="string">
            <text:p>BD-0064, BD-0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0</text:p>
          </table:table-cell>
          <table:table-cell office:value-type="string">
            <text:p/>
          </table:table-cell>
          <table:table-cell office:value-type="string">
            <text:p>BD-0064</text:p>
          </table:table-cell>
          <table:table-cell office:value-type="string">
            <text:p/>
          </table:table-cell>
          <table:table-cell office:value-type="string">
            <text:p>96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1</text:p>
          </table:table-cell>
          <table:table-cell office:value-type="string">
            <text:p/>
          </table:table-cell>
          <table:table-cell office:value-type="string">
            <text:p>BD-0065</text:p>
          </table:table-cell>
          <table:table-cell office:value-type="string">
            <text:p/>
          </table:table-cell>
          <table:table-cell office:value-type="string">
            <text:p>56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2</text:p>
          </table:table-cell>
          <table:table-cell office:value-type="string">
            <text:p/>
          </table:table-cell>
          <table:table-cell office:value-type="string">
            <text:p>BD-0066</text:p>
          </table:table-cell>
          <table:table-cell office:value-type="string">
            <text:p/>
          </table:table-cell>
          <table:table-cell office:value-type="string">
            <text:p>i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6</text:p>
          </table:table-cell>
          <table:table-cell office:value-type="string">
            <text:p>BD-00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3</text:p>
          </table:table-cell>
          <table:table-cell office:value-type="string">
            <text:p/>
          </table:table-cell>
          <table:table-cell office:value-type="string">
            <text:p>BD-0067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2.168.1.20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4</text:p>
          </table:table-cell>
          <table:table-cell office:value-type="string">
            <text:p/>
          </table:table-cell>
          <table:table-cell office:value-type="string">
            <text:p>BD-0068</text:p>
          </table:table-cell>
          <table:table-cell office:value-type="string">
            <text:p/>
          </table:table-cell>
          <table:table-cell office:value-type="string">
            <text:p>id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7</text:p>
          </table:table-cell>
          <table:table-cell office:value-type="string">
            <text:p>BD-0069, BD-00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5</text:p>
          </table:table-cell>
          <table:table-cell office:value-type="string">
            <text:p/>
          </table:table-cell>
          <table:table-cell office:value-type="string">
            <text:p>BD-0069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1.0">
            <text:p>3001.0</text:p>
          </table:table-cell>
          <table:table-cell office:value-type="float" office:value="3001.0">
            <text:p>3001.0</text:p>
          </table:table-cell>
          <table:table-cell office:value-type="float" office:value="65534.0">
            <text:p>6553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https://dev.csys.cosmobots.eu/issues/905</text:p>
          </table:table-cell>
          <table:table-cell office:value-type="float" office:value="905">
            <text:p>905</text:p>
          </table:table-cell>
          <table:table-cell office:value-type="string">
            <text:p>BD-0079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1.0">
            <text:p>3001.0</text:p>
          </table:table-cell>
          <table:table-cell office:value-type="float" office:value="3001.0">
            <text:p>3001.0</text:p>
          </table:table-cell>
          <table:table-cell office:value-type="float" office:value="65534.0">
            <text:p>6553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6</text:p>
          </table:table-cell>
          <table:table-cell office:value-type="string">
            <text:p/>
          </table:table-cell>
          <table:table-cell office:value-type="string">
            <text:p>BD-0070</text:p>
          </table:table-cell>
          <table:table-cell office:value-type="string">
            <text:p/>
          </table:table-cell>
          <table:table-cell office:value-type="string">
            <text:p>i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8</text:p>
          </table:table-cell>
          <table:table-cell office:value-type="string">
            <text:p>BD-00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dev.csys.cosmobots.eu/issues/897</text:p>
          </table:table-cell>
          <table:table-cell office:value-type="string">
            <text:p/>
          </table:table-cell>
          <table:table-cell office:value-type="string">
            <text:p>BD-0071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1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98</text:p>
          </table:table-cell>
          <table:table-cell office:value-type="string">
            <text:p>https://dev.csys.cosmobots.eu/issues/898</text:p>
          </table:table-cell>
          <table:table-cell office:value-type="string">
            <text:p>898</text:p>
          </table:table-cell>
          <table:table-cell office:value-type="string">
            <text:p>BD-0072</text:p>
          </table:table-cell>
          <table:table-cell office:value-type="string">
            <text:p/>
          </table:table-cell>
          <table:table-cell office:value-type="string">
            <text:p>device_connec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99</text:p>
          </table:table-cell>
          <table:table-cell office:value-type="string">
            <text:p>https://dev.csys.cosmobots.eu/issues/899</text:p>
          </table:table-cell>
          <table:table-cell office:value-type="string">
            <text:p>899</text:p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>protoco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00</text:p>
          </table:table-cell>
          <table:table-cell office:value-type="string">
            <text:p>https://dev.csys.cosmobots.eu/issues/900</text:p>
          </table:table-cell>
          <table:table-cell office:value-type="string">
            <text:p>900</text:p>
          </table:table-cell>
          <table:table-cell office:value-type="string">
            <text:p>BD-0074</text:p>
          </table:table-cell>
          <table:table-cell office:value-type="string">
            <text:p/>
          </table:table-cell>
          <table:table-cell office:value-type="string">
            <text:p>addres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01</text:p>
          </table:table-cell>
          <table:table-cell office:value-type="string">
            <text:p>https://dev.csys.cosmobots.eu/issues/901</text:p>
          </table:table-cell>
          <table:table-cell office:value-type="string">
            <text:p>901</text:p>
          </table:table-cell>
          <table:table-cell office:value-type="string">
            <text:p>BD-0075</text:p>
          </table:table-cell>
          <table:table-cell office:value-type="string">
            <text:p/>
          </table:table-cell>
          <table:table-cell office:value-type="string">
            <text:p>baud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02</text:p>
          </table:table-cell>
          <table:table-cell office:value-type="string">
            <text:p>https://dev.csys.cosmobots.eu/issues/902</text:p>
          </table:table-cell>
          <table:table-cell office:value-type="string">
            <text:p>902</text:p>
          </table:table-cell>
          <table:table-cell office:value-type="string">
            <text:p>BD-0076</text:p>
          </table:table-cell>
          <table:table-cell office:value-type="string">
            <text:p/>
          </table:table-cell>
          <table:table-cell office:value-type="string">
            <text:p>address_i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03</text:p>
          </table:table-cell>
          <table:table-cell office:value-type="string">
            <text:p>https://dev.csys.cosmobots.eu/issues/903</text:p>
          </table:table-cell>
          <table:table-cell office:value-type="string">
            <text:p>903</text:p>
          </table:table-cell>
          <table:table-cell office:value-type="string">
            <text:p>BD-0077</text:p>
          </table:table-cell>
          <table:table-cell office:value-type="string">
            <text:p/>
          </table:table-cell>
          <table:table-cell office:value-type="string">
            <text:p>port_i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04</text:p>
          </table:table-cell>
          <table:table-cell office:value-type="string">
            <text:p>https://dev.csys.cosmobots.eu/issues/904</text:p>
          </table:table-cell>
          <table:table-cell office:value-type="string">
            <text:p>904</text:p>
          </table:table-cell>
          <table:table-cell office:value-type="string">
            <text:p>BD-0078</text:p>
          </table:table-cell>
          <table:table-cell office:value-type="string">
            <text:p/>
          </table:table-cell>
          <table:table-cell office:value-type="string">
            <text:p>por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D-0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